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6.85mm"/>
    </style:style>
    <style:style style:name="co2" style:family="table-column">
      <style:table-column-properties fo:break-before="auto" style:column-width="13.69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38.4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121"/>
    <style:style style:name="ce2" style:family="table-cell" style:parent-style-name="Default">
      <style:table-cell-properties fo:background-color="#d4ea6b"/>
    </style:style>
    <style:style style:name="ce3" style:family="table-cell" style:parent-style-name="Default">
      <style:table-cell-properties fo:background-color="#d4ea6b" fo:border="none"/>
    </style:style>
  </office:automatic-styles>
  <office:body>
    <office:spreadsheet>
      <table:calculation-settings table:automatic-find-labels="false" table:use-regular-expressions="false" table:use-wildcards="true"/>
      <table:table table:name="accurac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5" table:default-cell-style-name="Default"/>
        <table:table-row table:style-name="ro1">
          <table:table-cell/>
          <table:table-cell office:value-type="string" calcext:value-type="string" table:number-columns-spanned="3" table:number-rows-spanned="1">
            <text:p>Test_1</text:p>
          </table:table-cell>
          <table:covered-table-cell table:number-columns-repeated="2"/>
          <table:table-cell office:value-type="string" calcext:value-type="string" table:number-columns-spanned="3" table:number-rows-spanned="1">
            <text:p>Test_2</text:p>
          </table:table-cell>
          <table:covered-table-cell table:number-columns-repeated="2"/>
          <table:table-cell office:value-type="string" calcext:value-type="string" table:number-columns-spanned="3" table:number-rows-spanned="1">
            <text:p>Test_3</text:p>
          </table:table-cell>
          <table:covered-table-cell table:number-columns-repeated="2"/>
          <table:table-cell office:value-type="string" calcext:value-type="string" table:number-columns-spanned="3" table:number-rows-spanned="1">
            <text:p>Test_4</text:p>
          </table:table-cell>
          <table:covered-table-cell table:number-columns-repeated="2"/>
          <table:table-cell office:value-type="string" calcext:value-type="string" table:number-columns-spanned="3" table:number-rows-spanned="1">
            <text:p>Test_5</text:p>
          </table:table-cell>
          <table:covered-table-cell table:number-columns-repeated="2"/>
          <table:table-cell office:value-type="string" calcext:value-type="string" table:number-columns-spanned="3" table:number-rows-spanned="1">
            <text:p>avg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fashion_mnist</text:p>
          </table:table-cell>
          <table:table-cell office:value-type="string" calcext:value-type="string">
            <text:p>cifar10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fashion_mnist</text:p>
          </table:table-cell>
          <table:table-cell office:value-type="string" calcext:value-type="string">
            <text:p>cifar10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fashion_mnist</text:p>
          </table:table-cell>
          <table:table-cell office:value-type="string" calcext:value-type="string">
            <text:p>cifar10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fashion_mnist</text:p>
          </table:table-cell>
          <table:table-cell office:value-type="string" calcext:value-type="string">
            <text:p>cifar10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fashion_mnist</text:p>
          </table:table-cell>
          <table:table-cell office:value-type="string" calcext:value-type="string">
            <text:p>cifar10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fashion_mnist</text:p>
          </table:table-cell>
          <table:table-cell office:value-type="string" calcext:value-type="string">
            <text:p>cifar10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table:style-name="ce1" office:value-type="float" office:value="0.9809" calcext:value-type="float">
            <text:p>'0.98</text:p>
          </table:table-cell>
          <table:table-cell table:style-name="ce1" office:value-type="float" office:value="0.872" calcext:value-type="float">
            <text:p>'0.87</text:p>
          </table:table-cell>
          <table:table-cell table:style-name="ce1" office:value-type="float" office:value="0.584099999070167" calcext:value-type="float">
            <text:p>'0.58</text:p>
          </table:table-cell>
          <table:table-cell table:style-name="ce1" office:value-type="float" office:value="0.9789" calcext:value-type="float">
            <text:p>'0.98</text:p>
          </table:table-cell>
          <table:table-cell table:style-name="ce1" office:value-type="float" office:value="0.8752" calcext:value-type="float">
            <text:p>'0.88</text:p>
          </table:table-cell>
          <table:table-cell table:style-name="ce1" office:value-type="float" office:value="0.588800001144409" calcext:value-type="float">
            <text:p>'0.59</text:p>
          </table:table-cell>
          <table:table-cell table:style-name="ce1" office:value-type="float" office:value="0.9808" calcext:value-type="float">
            <text:p>'0.98</text:p>
          </table:table-cell>
          <table:table-cell table:style-name="ce1" office:value-type="float" office:value="0.8712" calcext:value-type="float">
            <text:p>'0.87</text:p>
          </table:table-cell>
          <table:table-cell table:style-name="ce1" office:value-type="float" office:value="0.590099999308586" calcext:value-type="float">
            <text:p>'0.59</text:p>
          </table:table-cell>
          <table:table-cell table:style-name="ce1" office:value-type="float" office:value="0.9819" calcext:value-type="float">
            <text:p>'0.98</text:p>
          </table:table-cell>
          <table:table-cell table:style-name="ce1" office:value-type="float" office:value="0.8719" calcext:value-type="float">
            <text:p>'0.87</text:p>
          </table:table-cell>
          <table:table-cell table:style-name="ce1" office:value-type="float" office:value="0.591799998283386" calcext:value-type="float">
            <text:p>'0.59</text:p>
          </table:table-cell>
          <table:table-cell table:style-name="ce1" office:value-type="float" office:value="0.9827" calcext:value-type="float">
            <text:p>'0.98</text:p>
          </table:table-cell>
          <table:table-cell table:style-name="ce1" office:value-type="float" office:value="0.8727" calcext:value-type="float">
            <text:p>'0.87</text:p>
          </table:table-cell>
          <table:table-cell table:style-name="ce1" office:value-type="float" office:value="0.58299999833107" calcext:value-type="float">
            <text:p>'0.58</text:p>
          </table:table-cell>
          <table:table-cell table:style-name="ce2" table:formula="of:=([.B3]+[.E3]+[.H3]+[.K3]+[.N3])/5" office:value-type="float" office:value="0.98104" calcext:value-type="float">
            <text:p>0,98104</text:p>
          </table:table-cell>
          <table:table-cell table:formula="of:=([.C3]+[.F3]+[.I3]+[.L3]+[.O3])/5" office:value-type="float" office:value="0.8726" calcext:value-type="float">
            <text:p>0,8726</text:p>
          </table:table-cell>
          <table:table-cell table:formula="of:=([.D3]+[.G3]+[.J3]+[.M3]+[.P3])/5" office:value-type="float" office:value="0.587559999227524" calcext:value-type="float">
            <text:p>0,587559999227524</text:p>
          </table:table-cell>
        </table:table-row>
        <table:table-row table:style-name="ro1">
          <table:table-cell office:value-type="string" calcext:value-type="string">
            <text:p>WSGAF_wt_r_small</text:p>
          </table:table-cell>
          <table:table-cell table:style-name="ce1" office:value-type="float" office:value="0.9812" calcext:value-type="float">
            <text:p>'0.98</text:p>
          </table:table-cell>
          <table:table-cell table:style-name="ce1" office:value-type="float" office:value="0.8768" calcext:value-type="float">
            <text:p>'0.88</text:p>
          </table:table-cell>
          <table:table-cell table:style-name="ce1" office:value-type="float" office:value="0.557200002670288" calcext:value-type="float">
            <text:p>'0.56</text:p>
          </table:table-cell>
          <table:table-cell table:style-name="ce1" office:value-type="float" office:value="0.9789" calcext:value-type="float">
            <text:p>'0.98</text:p>
          </table:table-cell>
          <table:table-cell table:style-name="ce1" office:value-type="float" office:value="0.8747" calcext:value-type="float">
            <text:p>'0.87</text:p>
          </table:table-cell>
          <table:table-cell table:style-name="ce1" office:value-type="float" office:value="0.580899998545647" calcext:value-type="float">
            <text:p>'0.58</text:p>
          </table:table-cell>
          <table:table-cell table:style-name="ce1" office:value-type="float" office:value="0.9802" calcext:value-type="float">
            <text:p>'0.98</text:p>
          </table:table-cell>
          <table:table-cell table:style-name="ce1" office:value-type="float" office:value="0.8716" calcext:value-type="float">
            <text:p>'0.87</text:p>
          </table:table-cell>
          <table:table-cell table:style-name="ce1" office:value-type="float" office:value="0.554799997806549" calcext:value-type="float">
            <text:p>'0.55</text:p>
          </table:table-cell>
          <table:table-cell table:style-name="ce1" office:value-type="float" office:value="0.9799" calcext:value-type="float">
            <text:p>'0.98</text:p>
          </table:table-cell>
          <table:table-cell table:style-name="ce1" office:value-type="float" office:value="0.8749" calcext:value-type="float">
            <text:p>'0.87</text:p>
          </table:table-cell>
          <table:table-cell table:style-name="ce1" office:value-type="float" office:value="0.5699000030756" calcext:value-type="float">
            <text:p>'0.57</text:p>
          </table:table-cell>
          <table:table-cell table:style-name="ce1" office:value-type="float" office:value="0.9795" calcext:value-type="float">
            <text:p>'0.98</text:p>
          </table:table-cell>
          <table:table-cell table:style-name="ce1" office:value-type="float" office:value="0.8773" calcext:value-type="float">
            <text:p>'0.88</text:p>
          </table:table-cell>
          <table:table-cell table:style-name="ce1" office:value-type="float" office:value="0.572300001978874" calcext:value-type="float">
            <text:p>'0.57</text:p>
          </table:table-cell>
          <table:table-cell table:formula="of:=([.B4]+[.E4]+[.H4]+[.K4]+[.N4])/5" office:value-type="float" office:value="0.97994" calcext:value-type="float">
            <text:p>0,97994</text:p>
          </table:table-cell>
          <table:table-cell table:formula="of:=([.C4]+[.F4]+[.I4]+[.L4]+[.O4])/5" office:value-type="float" office:value="0.87506" calcext:value-type="float">
            <text:p>0,87506</text:p>
          </table:table-cell>
          <table:table-cell table:formula="of:=([.D4]+[.G4]+[.J4]+[.M4]+[.P4])/5" office:value-type="float" office:value="0.567020000815392" calcext:value-type="float">
            <text:p>0,567020000815392</text:p>
          </table:table-cell>
        </table:table-row>
        <table:table-row table:style-name="ro1">
          <table:table-cell office:value-type="string" calcext:value-type="string">
            <text:p>WSGAF_wt_t_small</text:p>
          </table:table-cell>
          <table:table-cell table:style-name="ce1" office:value-type="float" office:value="0.9761" calcext:value-type="float">
            <text:p>'0.98</text:p>
          </table:table-cell>
          <table:table-cell table:style-name="ce1" office:value-type="float" office:value="0.8738" calcext:value-type="float">
            <text:p>'0.87</text:p>
          </table:table-cell>
          <table:table-cell table:style-name="ce1" office:value-type="float" office:value="0.60969999730587" calcext:value-type="float">
            <text:p>'0.61</text:p>
          </table:table-cell>
          <table:table-cell table:style-name="ce1" office:value-type="float" office:value="0.9766" calcext:value-type="float">
            <text:p>'0.98</text:p>
          </table:table-cell>
          <table:table-cell table:style-name="ce1" office:value-type="float" office:value="0.8774" calcext:value-type="float">
            <text:p>'0.88</text:p>
          </table:table-cell>
          <table:table-cell table:style-name="ce1" office:value-type="float" office:value="0.593099999427795" calcext:value-type="float">
            <text:p>'0.59</text:p>
          </table:table-cell>
          <table:table-cell table:style-name="ce1" office:value-type="float" office:value="0.9759" calcext:value-type="float">
            <text:p>'0.98</text:p>
          </table:table-cell>
          <table:table-cell table:style-name="ce1" office:value-type="float" office:value="0.8789" calcext:value-type="float">
            <text:p>'0.88</text:p>
          </table:table-cell>
          <table:table-cell table:style-name="ce1" office:value-type="float" office:value="0.597099995613098" calcext:value-type="float">
            <text:p>'0.60</text:p>
          </table:table-cell>
          <table:table-cell table:style-name="ce1" office:value-type="float" office:value="0.9768" calcext:value-type="float">
            <text:p>'0.98</text:p>
          </table:table-cell>
          <table:table-cell table:style-name="ce1" office:value-type="float" office:value="0.8786" calcext:value-type="float">
            <text:p>'0.88</text:p>
          </table:table-cell>
          <table:table-cell table:style-name="ce1" office:value-type="float" office:value="0.592299994826317" calcext:value-type="float">
            <text:p>'0.59</text:p>
          </table:table-cell>
          <table:table-cell table:style-name="ce1" office:value-type="float" office:value="0.9759" calcext:value-type="float">
            <text:p>'0.98</text:p>
          </table:table-cell>
          <table:table-cell table:style-name="ce1" office:value-type="float" office:value="0.88" calcext:value-type="float">
            <text:p>'0.88</text:p>
          </table:table-cell>
          <table:table-cell table:style-name="ce1" office:value-type="float" office:value="0.591600000858307" calcext:value-type="float">
            <text:p>'0.59</text:p>
          </table:table-cell>
          <table:table-cell table:formula="of:=([.B5]+[.E5]+[.H5]+[.K5]+[.N5])/5" office:value-type="float" office:value="0.97626" calcext:value-type="float">
            <text:p>0,97626</text:p>
          </table:table-cell>
          <table:table-cell table:style-name="ce3" table:formula="of:=([.C5]+[.F5]+[.I5]+[.L5]+[.O5])/5" office:value-type="float" office:value="0.87774" calcext:value-type="float">
            <text:p>0,87774</text:p>
          </table:table-cell>
          <table:table-cell table:style-name="ce3" table:formula="of:=([.D5]+[.G5]+[.J5]+[.M5]+[.P5])/5" office:value-type="float" office:value="0.596759997606277" calcext:value-type="float">
            <text:p>0,596759997606277</text:p>
          </table:table-cell>
        </table:table-row>
        <table:table-row table:style-name="ro1">
          <table:table-cell office:value-type="string" calcext:value-type="string">
            <text:p>WSGAF_wt_s_small</text:p>
          </table:table-cell>
          <table:table-cell table:style-name="ce1" office:value-type="float" office:value="0.9217" calcext:value-type="float">
            <text:p>'0.92</text:p>
          </table:table-cell>
          <table:table-cell table:style-name="ce1" office:value-type="float" office:value="0.7556" calcext:value-type="float">
            <text:p>'0.76</text:p>
          </table:table-cell>
          <table:table-cell table:style-name="ce1" office:value-type="float" office:value="0.446800003945828" calcext:value-type="float">
            <text:p>'0.45</text:p>
          </table:table-cell>
          <table:table-cell table:style-name="ce1" office:value-type="float" office:value="0.9182" calcext:value-type="float">
            <text:p>'0.92</text:p>
          </table:table-cell>
          <table:table-cell table:style-name="ce1" office:value-type="float" office:value="0.7587" calcext:value-type="float">
            <text:p>'0.76</text:p>
          </table:table-cell>
          <table:table-cell table:style-name="ce1" office:value-type="float" office:value="0.444099999964237" calcext:value-type="float">
            <text:p>'0.44</text:p>
          </table:table-cell>
          <table:table-cell table:style-name="ce1" office:value-type="float" office:value="0.921" calcext:value-type="float">
            <text:p>'0.92</text:p>
          </table:table-cell>
          <table:table-cell table:style-name="ce1" office:value-type="float" office:value="0.7617" calcext:value-type="float">
            <text:p>'0.76</text:p>
          </table:table-cell>
          <table:table-cell table:style-name="ce1" office:value-type="float" office:value="0.442699998617172" calcext:value-type="float">
            <text:p>'0.44</text:p>
          </table:table-cell>
          <table:table-cell table:style-name="ce1" office:value-type="float" office:value="0.9205" calcext:value-type="float">
            <text:p>'0.92</text:p>
          </table:table-cell>
          <table:table-cell table:style-name="ce1" office:value-type="float" office:value="0.7594" calcext:value-type="float">
            <text:p>'0.76</text:p>
          </table:table-cell>
          <table:table-cell table:style-name="ce1" office:value-type="float" office:value="0.438799996674061" calcext:value-type="float">
            <text:p>'0.44</text:p>
          </table:table-cell>
          <table:table-cell table:style-name="ce1" office:value-type="float" office:value="0.9175" calcext:value-type="float">
            <text:p>'0.92</text:p>
          </table:table-cell>
          <table:table-cell table:style-name="ce1" office:value-type="float" office:value="0.7586" calcext:value-type="float">
            <text:p>'0.76</text:p>
          </table:table-cell>
          <table:table-cell table:style-name="ce1" office:value-type="float" office:value="0.438799998164177" calcext:value-type="float">
            <text:p>'0.44</text:p>
          </table:table-cell>
          <table:table-cell table:formula="of:=([.B6]+[.E6]+[.H6]+[.K6]+[.N6])/5" office:value-type="float" office:value="0.91978" calcext:value-type="float">
            <text:p>0,91978</text:p>
          </table:table-cell>
          <table:table-cell table:formula="of:=([.C6]+[.F6]+[.I6]+[.L6]+[.O6])/5" office:value-type="float" office:value="0.7588" calcext:value-type="float">
            <text:p>0,7588</text:p>
          </table:table-cell>
          <table:table-cell table:formula="of:=([.D6]+[.G6]+[.J6]+[.M6]+[.P6])/5" office:value-type="float" office:value="0.442239999473095" calcext:value-type="float">
            <text:p>0,442239999473095</text:p>
          </table:table-cell>
        </table:table-row>
        <table:table-row table:style-name="ro1">
          <table:table-cell office:value-type="string" calcext:value-type="string">
            <text:p>WSGAF_wt_a_small</text:p>
          </table:table-cell>
          <table:table-cell table:style-name="ce1" office:value-type="float" office:value="0.9698" calcext:value-type="float">
            <text:p>'0.97</text:p>
          </table:table-cell>
          <table:table-cell table:style-name="ce1" office:value-type="float" office:value="0.8623" calcext:value-type="float">
            <text:p>'0.86</text:p>
          </table:table-cell>
          <table:table-cell table:style-name="ce1" office:value-type="float" office:value="0.577199998497963" calcext:value-type="float">
            <text:p>'0.58</text:p>
          </table:table-cell>
          <table:table-cell table:style-name="ce1" office:value-type="float" office:value="0.9724" calcext:value-type="float">
            <text:p>'0.97</text:p>
          </table:table-cell>
          <table:table-cell table:style-name="ce1" office:value-type="float" office:value="0.8527" calcext:value-type="float">
            <text:p>'0.85</text:p>
          </table:table-cell>
          <table:table-cell table:style-name="ce1" office:value-type="float" office:value="0.558900001645088" calcext:value-type="float">
            <text:p>'0.56</text:p>
          </table:table-cell>
          <table:table-cell table:style-name="ce1" office:value-type="float" office:value="0.9712" calcext:value-type="float">
            <text:p>'0.97</text:p>
          </table:table-cell>
          <table:table-cell table:style-name="ce1" office:value-type="float" office:value="0.8575" calcext:value-type="float">
            <text:p>'0.86</text:p>
          </table:table-cell>
          <table:table-cell table:style-name="ce1" office:value-type="float" office:value="0.571999996900559" calcext:value-type="float">
            <text:p>'0.57</text:p>
          </table:table-cell>
          <table:table-cell table:style-name="ce1" office:value-type="float" office:value="0.9705" calcext:value-type="float">
            <text:p>'0.97</text:p>
          </table:table-cell>
          <table:table-cell table:style-name="ce1" office:value-type="float" office:value="0.862" calcext:value-type="float">
            <text:p>'0.86</text:p>
          </table:table-cell>
          <table:table-cell table:style-name="ce1" office:value-type="float" office:value="0.569800001382828" calcext:value-type="float">
            <text:p>'0.57</text:p>
          </table:table-cell>
          <table:table-cell table:style-name="ce1" office:value-type="float" office:value="0.9691" calcext:value-type="float">
            <text:p>'0.97</text:p>
          </table:table-cell>
          <table:table-cell table:style-name="ce1" office:value-type="float" office:value="0.8585" calcext:value-type="float">
            <text:p>'0.86</text:p>
          </table:table-cell>
          <table:table-cell table:style-name="ce1" office:value-type="float" office:value="0.563600000739098" calcext:value-type="float">
            <text:p>'0.56</text:p>
          </table:table-cell>
          <table:table-cell table:formula="of:=([.B7]+[.E7]+[.H7]+[.K7]+[.N7])/5" office:value-type="float" office:value="0.9706" calcext:value-type="float">
            <text:p>0,9706</text:p>
          </table:table-cell>
          <table:table-cell table:formula="of:=([.C7]+[.F7]+[.I7]+[.L7]+[.O7])/5" office:value-type="float" office:value="0.8586" calcext:value-type="float">
            <text:p>0,8586</text:p>
          </table:table-cell>
          <table:table-cell table:formula="of:=([.D7]+[.G7]+[.J7]+[.M7]+[.P7])/5" office:value-type="float" office:value="0.568299999833107" calcext:value-type="float">
            <text:p>0,568299999833107</text:p>
          </table:table-cell>
        </table:table-row>
        <table:table-row table:style-name="ro1">
          <table:table-cell office:value-type="string" calcext:value-type="string">
            <text:p>WSGAF_wt_r_large</text:p>
          </table:table-cell>
          <table:table-cell table:style-name="ce1" office:value-type="float" office:value="0.9737" calcext:value-type="float">
            <text:p>'0.97</text:p>
          </table:table-cell>
          <table:table-cell table:style-name="ce1" office:value-type="float" office:value="0.1" calcext:value-type="float">
            <text:p>'0.10</text:p>
          </table:table-cell>
          <table:table-cell table:style-name="ce1" office:value-type="float" office:value="0.513300004601479" calcext:value-type="float">
            <text:p>'0.51</text:p>
          </table:table-cell>
          <table:table-cell table:style-name="ce1" office:value-type="float" office:value="0.9773" calcext:value-type="float">
            <text:p>'0.98</text:p>
          </table:table-cell>
          <table:table-cell table:style-name="ce1" office:value-type="float" office:value="0.1" calcext:value-type="float">
            <text:p>'0.10</text:p>
          </table:table-cell>
          <table:table-cell table:style-name="ce1" office:value-type="float" office:value="0.509399998188019" calcext:value-type="float">
            <text:p>'0.51</text:p>
          </table:table-cell>
          <table:table-cell table:style-name="ce1" office:value-type="float" office:value="0.9779" calcext:value-type="float">
            <text:p>'0.98</text:p>
          </table:table-cell>
          <table:table-cell table:style-name="ce1" office:value-type="float" office:value="0.8708" calcext:value-type="float">
            <text:p>'0.87</text:p>
          </table:table-cell>
          <table:table-cell table:style-name="ce1" office:value-type="float" office:value="0.524800005555153" calcext:value-type="float">
            <text:p>'0.52</text:p>
          </table:table-cell>
          <table:table-cell table:style-name="ce1" office:value-type="float" office:value="0.098" calcext:value-type="float">
            <text:p>'0.10</text:p>
          </table:table-cell>
          <table:table-cell table:style-name="ce1" office:value-type="float" office:value="0.1" calcext:value-type="float">
            <text:p>'0.10</text:p>
          </table:table-cell>
          <table:table-cell table:style-name="ce1" office:value-type="float" office:value="0.530999997258186" calcext:value-type="float">
            <text:p>'0.53</text:p>
          </table:table-cell>
          <table:table-cell table:style-name="ce1" office:value-type="float" office:value="0.9758" calcext:value-type="float">
            <text:p>'0.98</text:p>
          </table:table-cell>
          <table:table-cell table:style-name="ce1" office:value-type="float" office:value="0.1" calcext:value-type="float">
            <text:p>'0.10</text:p>
          </table:table-cell>
          <table:table-cell table:style-name="ce1" office:value-type="float" office:value="0.536800000071526" calcext:value-type="float">
            <text:p>'0.54</text:p>
          </table:table-cell>
          <table:table-cell table:formula="of:=([.B8]+[.E8]+[.H8]+[.K8]+[.N8])/5" office:value-type="float" office:value="0.80054" calcext:value-type="float">
            <text:p>0,80054</text:p>
          </table:table-cell>
          <table:table-cell table:formula="of:=([.C8]+[.F8]+[.I8]+[.L8]+[.O8])/5" office:value-type="float" office:value="0.25416" calcext:value-type="float">
            <text:p>0,25416</text:p>
          </table:table-cell>
          <table:table-cell table:formula="of:=([.D8]+[.G8]+[.J8]+[.M8]+[.P8])/5" office:value-type="float" office:value="0.523060001134873" calcext:value-type="float">
            <text:p>0,523060001134873</text:p>
          </table:table-cell>
        </table:table-row>
        <table:table-row table:style-name="ro1">
          <table:table-cell office:value-type="string" calcext:value-type="string">
            <text:p>WSGAF_wt_t_large</text:p>
          </table:table-cell>
          <table:table-cell table:style-name="ce1" office:value-type="float" office:value="0.9739" calcext:value-type="float">
            <text:p>'0.97</text:p>
          </table:table-cell>
          <table:table-cell table:style-name="ce1" office:value-type="float" office:value="0.8639" calcext:value-type="float">
            <text:p>'0.86</text:p>
          </table:table-cell>
          <table:table-cell table:style-name="ce1" office:value-type="float" office:value="0.566199997067452" calcext:value-type="float">
            <text:p>'0.57</text:p>
          </table:table-cell>
          <table:table-cell table:style-name="ce1" office:value-type="float" office:value="0.973" calcext:value-type="float">
            <text:p>'0.97</text:p>
          </table:table-cell>
          <table:table-cell table:style-name="ce1" office:value-type="float" office:value="0.8672" calcext:value-type="float">
            <text:p>'0.87</text:p>
          </table:table-cell>
          <table:table-cell table:style-name="ce1" office:value-type="float" office:value="0.564000004529953" calcext:value-type="float">
            <text:p>'0.56</text:p>
          </table:table-cell>
          <table:table-cell table:style-name="ce1" office:value-type="float" office:value="0.9705" calcext:value-type="float">
            <text:p>'0.97</text:p>
          </table:table-cell>
          <table:table-cell table:style-name="ce1" office:value-type="float" office:value="0.8656" calcext:value-type="float">
            <text:p>'0.87</text:p>
          </table:table-cell>
          <table:table-cell table:style-name="ce1" office:value-type="float" office:value="0.559300002455711" calcext:value-type="float">
            <text:p>'0.56</text:p>
          </table:table-cell>
          <table:table-cell table:style-name="ce1" office:value-type="float" office:value="0.9703" calcext:value-type="float">
            <text:p>'0.97</text:p>
          </table:table-cell>
          <table:table-cell table:style-name="ce1" office:value-type="float" office:value="0.8722" calcext:value-type="float">
            <text:p>'0.87</text:p>
          </table:table-cell>
          <table:table-cell table:style-name="ce1" office:value-type="float" office:value="0.591000002622604" calcext:value-type="float">
            <text:p>'0.59</text:p>
          </table:table-cell>
          <table:table-cell table:style-name="ce1" office:value-type="float" office:value="0.973" calcext:value-type="float">
            <text:p>'0.97</text:p>
          </table:table-cell>
          <table:table-cell table:style-name="ce1" office:value-type="float" office:value="0.8678" calcext:value-type="float">
            <text:p>'0.87</text:p>
          </table:table-cell>
          <table:table-cell table:style-name="ce1" office:value-type="float" office:value="0.563400000333786" calcext:value-type="float">
            <text:p>'0.56</text:p>
          </table:table-cell>
          <table:table-cell table:formula="of:=([.B9]+[.E9]+[.H9]+[.K9]+[.N9])/5" office:value-type="float" office:value="0.97214" calcext:value-type="float">
            <text:p>0,97214</text:p>
          </table:table-cell>
          <table:table-cell table:formula="of:=([.C9]+[.F9]+[.I9]+[.L9]+[.O9])/5" office:value-type="float" office:value="0.86734" calcext:value-type="float">
            <text:p>0,86734</text:p>
          </table:table-cell>
          <table:table-cell table:formula="of:=([.D9]+[.G9]+[.J9]+[.M9]+[.P9])/5" office:value-type="float" office:value="0.568780001401901" calcext:value-type="float">
            <text:p>0,568780001401901</text:p>
          </table:table-cell>
        </table:table-row>
        <table:table-row table:style-name="ro1">
          <table:table-cell office:value-type="string" calcext:value-type="string">
            <text:p>WSGAF_wt_s_large</text:p>
          </table:table-cell>
          <table:table-cell table:style-name="ce1" office:value-type="float" office:value="0.9616" calcext:value-type="float">
            <text:p>'0.96</text:p>
          </table:table-cell>
          <table:table-cell table:style-name="ce1" office:value-type="float" office:value="0.8231" calcext:value-type="float">
            <text:p>'0.82</text:p>
          </table:table-cell>
          <table:table-cell table:style-name="ce1" office:value-type="float" office:value="0.519299994409084" calcext:value-type="float">
            <text:p>'0.52</text:p>
          </table:table-cell>
          <table:table-cell table:style-name="ce1" office:value-type="float" office:value="0.9445" calcext:value-type="float">
            <text:p>'0.94</text:p>
          </table:table-cell>
          <table:table-cell table:style-name="ce1" office:value-type="float" office:value="0.834" calcext:value-type="float">
            <text:p>'0.83</text:p>
          </table:table-cell>
          <table:table-cell table:style-name="ce1" office:value-type="float" office:value="0.517099997401237" calcext:value-type="float">
            <text:p>'0.52</text:p>
          </table:table-cell>
          <table:table-cell table:style-name="ce1" office:value-type="float" office:value="0.951" calcext:value-type="float">
            <text:p>'0.95</text:p>
          </table:table-cell>
          <table:table-cell table:style-name="ce1" office:value-type="float" office:value="0.8335" calcext:value-type="float">
            <text:p>'0.83</text:p>
          </table:table-cell>
          <table:table-cell table:style-name="ce1" office:value-type="float" office:value="0.515299999713898" calcext:value-type="float">
            <text:p>'0.52</text:p>
          </table:table-cell>
          <table:table-cell table:style-name="ce1" office:value-type="float" office:value="0.9494" calcext:value-type="float">
            <text:p>'0.95</text:p>
          </table:table-cell>
          <table:table-cell table:style-name="ce1" office:value-type="float" office:value="0.8206" calcext:value-type="float">
            <text:p>'0.82</text:p>
          </table:table-cell>
          <table:table-cell table:style-name="ce1" office:value-type="float" office:value="0.525199997425079" calcext:value-type="float">
            <text:p>'0.53</text:p>
          </table:table-cell>
          <table:table-cell table:style-name="ce1" office:value-type="float" office:value="0.9527" calcext:value-type="float">
            <text:p>'0.95</text:p>
          </table:table-cell>
          <table:table-cell table:style-name="ce1" office:value-type="float" office:value="0.8335" calcext:value-type="float">
            <text:p>'0.83</text:p>
          </table:table-cell>
          <table:table-cell table:style-name="ce1" office:value-type="float" office:value="0.516199998557568" calcext:value-type="float">
            <text:p>'0.52</text:p>
          </table:table-cell>
          <table:table-cell table:formula="of:=([.B10]+[.E10]+[.H10]+[.K10]+[.N10])/5" office:value-type="float" office:value="0.95184" calcext:value-type="float">
            <text:p>0,95184</text:p>
          </table:table-cell>
          <table:table-cell table:formula="of:=([.C10]+[.F10]+[.I10]+[.L10]+[.O10])/5" office:value-type="float" office:value="0.82894" calcext:value-type="float">
            <text:p>0,82894</text:p>
          </table:table-cell>
          <table:table-cell table:formula="of:=([.D10]+[.G10]+[.J10]+[.M10]+[.P10])/5" office:value-type="float" office:value="0.518619997501373" calcext:value-type="float">
            <text:p>0,518619997501373</text:p>
          </table:table-cell>
        </table:table-row>
        <table:table-row table:style-name="ro1">
          <table:table-cell office:value-type="string" calcext:value-type="string">
            <text:p>WSGAF_wt_a_large</text:p>
          </table:table-cell>
          <table:table-cell table:style-name="ce1" office:value-type="float" office:value="0.9653" calcext:value-type="float">
            <text:p>'0.97</text:p>
          </table:table-cell>
          <table:table-cell table:style-name="ce1" office:value-type="float" office:value="0.8608" calcext:value-type="float">
            <text:p>'0.86</text:p>
          </table:table-cell>
          <table:table-cell table:style-name="ce1" office:value-type="float" office:value="0.558499997854233" calcext:value-type="float">
            <text:p>'0.56</text:p>
          </table:table-cell>
          <table:table-cell table:style-name="ce1" office:value-type="float" office:value="0.9704" calcext:value-type="float">
            <text:p>'0.97</text:p>
          </table:table-cell>
          <table:table-cell table:style-name="ce1" office:value-type="float" office:value="0.8591" calcext:value-type="float">
            <text:p>'0.86</text:p>
          </table:table-cell>
          <table:table-cell table:style-name="ce1" office:value-type="float" office:value="0.543400001525879" calcext:value-type="float">
            <text:p>'0.54</text:p>
          </table:table-cell>
          <table:table-cell table:style-name="ce1" office:value-type="float" office:value="0.9666" calcext:value-type="float">
            <text:p>'0.97</text:p>
          </table:table-cell>
          <table:table-cell table:style-name="ce1" office:value-type="float" office:value="0.8608" calcext:value-type="float">
            <text:p>'0.86</text:p>
          </table:table-cell>
          <table:table-cell table:style-name="ce1" office:value-type="float" office:value="0.534900006651878" calcext:value-type="float">
            <text:p>'0.53</text:p>
          </table:table-cell>
          <table:table-cell table:style-name="ce1" office:value-type="float" office:value="0.9705" calcext:value-type="float">
            <text:p>'0.97</text:p>
          </table:table-cell>
          <table:table-cell table:style-name="ce1" office:value-type="float" office:value="0.8573" calcext:value-type="float">
            <text:p>'0.86</text:p>
          </table:table-cell>
          <table:table-cell table:style-name="ce1" office:value-type="float" office:value="0.569499999284744" calcext:value-type="float">
            <text:p>'0.57</text:p>
          </table:table-cell>
          <table:table-cell table:style-name="ce1" office:value-type="float" office:value="0.9674" calcext:value-type="float">
            <text:p>'0.97</text:p>
          </table:table-cell>
          <table:table-cell table:style-name="ce1" office:value-type="float" office:value="0.8574" calcext:value-type="float">
            <text:p>'0.86</text:p>
          </table:table-cell>
          <table:table-cell table:style-name="ce1" office:value-type="float" office:value="0.553299996256828" calcext:value-type="float">
            <text:p>'0.55</text:p>
          </table:table-cell>
          <table:table-cell table:formula="of:=([.B11]+[.E11]+[.H11]+[.K11]+[.N11])/5" office:value-type="float" office:value="0.96804" calcext:value-type="float">
            <text:p>0,96804</text:p>
          </table:table-cell>
          <table:table-cell table:formula="of:=([.C11]+[.F11]+[.I11]+[.L11]+[.O11])/5" office:value-type="float" office:value="0.85908" calcext:value-type="float">
            <text:p>0,85908</text:p>
          </table:table-cell>
          <table:table-cell table:formula="of:=([.D11]+[.G11]+[.J11]+[.M11]+[.P11])/5" office:value-type="float" office:value="0.551920000314712" calcext:value-type="float">
            <text:p>0,551920000314712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 table:number-columns-spanned="3" table:number-rows-spanned="1">
            <text:p>Test_1</text:p>
          </table:table-cell>
          <table:covered-table-cell table:number-columns-repeated="2"/>
          <table:table-cell office:value-type="string" calcext:value-type="string" table:number-columns-spanned="3" table:number-rows-spanned="1">
            <text:p>Test_2</text:p>
          </table:table-cell>
          <table:covered-table-cell table:number-columns-repeated="2"/>
          <table:table-cell office:value-type="string" calcext:value-type="string" table:number-columns-spanned="3" table:number-rows-spanned="1">
            <text:p>Test_3</text:p>
          </table:table-cell>
          <table:covered-table-cell table:number-columns-repeated="2"/>
          <table:table-cell office:value-type="string" calcext:value-type="string" table:number-columns-spanned="3" table:number-rows-spanned="1">
            <text:p>Test_4</text:p>
          </table:table-cell>
          <table:covered-table-cell table:number-columns-repeated="2"/>
          <table:table-cell office:value-type="string" calcext:value-type="string" table:number-columns-spanned="3" table:number-rows-spanned="1">
            <text:p>Test_5</text:p>
          </table:table-cell>
          <table:covered-table-cell table:number-columns-repeated="2"/>
          <table:table-cell office:value-type="string" calcext:value-type="string" table:number-columns-spanned="3" table:number-rows-spanned="1">
            <text:p>avg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fashion_mnist</text:p>
          </table:table-cell>
          <table:table-cell office:value-type="string" calcext:value-type="string">
            <text:p>cifar10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fashion_mnist</text:p>
          </table:table-cell>
          <table:table-cell office:value-type="string" calcext:value-type="string">
            <text:p>cifar10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fashion_mnist</text:p>
          </table:table-cell>
          <table:table-cell office:value-type="string" calcext:value-type="string">
            <text:p>cifar10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fashion_mnist</text:p>
          </table:table-cell>
          <table:table-cell office:value-type="string" calcext:value-type="string">
            <text:p>cifar10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fashion_mnist</text:p>
          </table:table-cell>
          <table:table-cell office:value-type="string" calcext:value-type="string">
            <text:p>cifar10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fashion_mnist</text:p>
          </table:table-cell>
          <table:table-cell office:value-type="string" calcext:value-type="string">
            <text:p>cifar10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0.9771" calcext:value-type="float">
            <text:p>0,9771</text:p>
          </table:table-cell>
          <table:table-cell office:value-type="float" office:value="0.874" calcext:value-type="float">
            <text:p>0,874</text:p>
          </table:table-cell>
          <table:table-cell office:value-type="float" office:value="0.589199995994568" calcext:value-type="float">
            <text:p>0,589199995994568</text:p>
          </table:table-cell>
          <table:table-cell office:value-type="float" office:value="0.9796" calcext:value-type="float">
            <text:p>0,9796</text:p>
          </table:table-cell>
          <table:table-cell office:value-type="float" office:value="0.8699" calcext:value-type="float">
            <text:p>0,8699</text:p>
          </table:table-cell>
          <table:table-cell office:value-type="float" office:value="0.575299999117851" calcext:value-type="float">
            <text:p>0,575299999117851</text:p>
          </table:table-cell>
          <table:table-cell office:value-type="float" office:value="0.9814" calcext:value-type="float">
            <text:p>0,9814</text:p>
          </table:table-cell>
          <table:table-cell office:value-type="float" office:value="0.8738" calcext:value-type="float">
            <text:p>0,8738</text:p>
          </table:table-cell>
          <table:table-cell office:value-type="float" office:value="0.577200001478195" calcext:value-type="float">
            <text:p>0,577200001478195</text:p>
          </table:table-cell>
          <table:table-cell office:value-type="float" office:value="0.9801" calcext:value-type="float">
            <text:p>0,9801</text:p>
          </table:table-cell>
          <table:table-cell office:value-type="float" office:value="0.8738" calcext:value-type="float">
            <text:p>0,8738</text:p>
          </table:table-cell>
          <table:table-cell office:value-type="float" office:value="0.568300005793571" calcext:value-type="float">
            <text:p>0,568300005793571</text:p>
          </table:table-cell>
          <table:table-cell office:value-type="float" office:value="0.9803" calcext:value-type="float">
            <text:p>0,9803</text:p>
          </table:table-cell>
          <table:table-cell office:value-type="float" office:value="0.8755" calcext:value-type="float">
            <text:p>0,8755</text:p>
          </table:table-cell>
          <table:table-cell office:value-type="float" office:value="0.592600002884865" calcext:value-type="float">
            <text:p>0,592600002884865</text:p>
          </table:table-cell>
          <table:table-cell table:style-name="ce2" table:formula="of:=([.B15]+[.E15]+[.H15]+[.K15]+[.N15])/5" office:value-type="float" office:value="0.9797" calcext:value-type="float">
            <text:p>0,9797</text:p>
          </table:table-cell>
          <table:table-cell table:formula="of:=([.C15]+[.F15]+[.I15]+[.L15]+[.O15])/5" office:value-type="float" office:value="0.8734" calcext:value-type="float">
            <text:p>0,8734</text:p>
          </table:table-cell>
          <table:table-cell table:formula="of:=([.D15]+[.G15]+[.J15]+[.M15]+[.P15])/5" office:value-type="float" office:value="0.58052000105381" calcext:value-type="float">
            <text:p>0,58052000105381</text:p>
          </table:table-cell>
        </table:table-row>
        <table:table-row table:style-name="ro1">
          <table:table-cell office:value-type="string" calcext:value-type="string">
            <text:p>WSGAF_wt2_r_small</text:p>
          </table:table-cell>
          <table:table-cell office:value-type="float" office:value="0.9802" calcext:value-type="float">
            <text:p>0,9802</text:p>
          </table:table-cell>
          <table:table-cell office:value-type="float" office:value="0.8677" calcext:value-type="float">
            <text:p>0,8677</text:p>
          </table:table-cell>
          <table:table-cell office:value-type="float" office:value="0.546300001442432" calcext:value-type="float">
            <text:p>0,546300001442432</text:p>
          </table:table-cell>
          <table:table-cell office:value-type="float" office:value="0.9801" calcext:value-type="float">
            <text:p>0,9801</text:p>
          </table:table-cell>
          <table:table-cell office:value-type="float" office:value="0.8652" calcext:value-type="float">
            <text:p>0,8652</text:p>
          </table:table-cell>
          <table:table-cell office:value-type="float" office:value="0.556800004839897" calcext:value-type="float">
            <text:p>0,556800004839897</text:p>
          </table:table-cell>
          <table:table-cell office:value-type="float" office:value="0.9781" calcext:value-type="float">
            <text:p>0,9781</text:p>
          </table:table-cell>
          <table:table-cell office:value-type="float" office:value="0.8731" calcext:value-type="float">
            <text:p>0,8731</text:p>
          </table:table-cell>
          <table:table-cell office:value-type="float" office:value="0.563000002503395" calcext:value-type="float">
            <text:p>0,563000002503395</text:p>
          </table:table-cell>
          <table:table-cell office:value-type="float" office:value="0.9778" calcext:value-type="float">
            <text:p>0,9778</text:p>
          </table:table-cell>
          <table:table-cell office:value-type="float" office:value="0.8676" calcext:value-type="float">
            <text:p>0,8676</text:p>
          </table:table-cell>
          <table:table-cell office:value-type="float" office:value="0.552400001883507" calcext:value-type="float">
            <text:p>0,552400001883507</text:p>
          </table:table-cell>
          <table:table-cell office:value-type="float" office:value="0.9783" calcext:value-type="float">
            <text:p>0,9783</text:p>
          </table:table-cell>
          <table:table-cell office:value-type="float" office:value="0.8729" calcext:value-type="float">
            <text:p>0,8729</text:p>
          </table:table-cell>
          <table:table-cell office:value-type="float" office:value="0.557599997520447" calcext:value-type="float">
            <text:p>0,557599997520447</text:p>
          </table:table-cell>
          <table:table-cell table:formula="of:=([.B16]+[.E16]+[.H16]+[.K16]+[.N16])/5" office:value-type="float" office:value="0.9789" calcext:value-type="float">
            <text:p>0,9789</text:p>
          </table:table-cell>
          <table:table-cell table:formula="of:=([.C16]+[.F16]+[.I16]+[.L16]+[.O16])/5" office:value-type="float" office:value="0.8693" calcext:value-type="float">
            <text:p>0,8693</text:p>
          </table:table-cell>
          <table:table-cell table:formula="of:=([.D16]+[.G16]+[.J16]+[.M16]+[.P16])/5" office:value-type="float" office:value="0.555220001637936" calcext:value-type="float">
            <text:p>0,555220001637936</text:p>
          </table:table-cell>
        </table:table-row>
        <table:table-row table:style-name="ro1">
          <table:table-cell office:value-type="string" calcext:value-type="string">
            <text:p>WSGAF_wt2_t_small</text:p>
          </table:table-cell>
          <table:table-cell office:value-type="float" office:value="0.9756" calcext:value-type="float">
            <text:p>0,9756</text:p>
          </table:table-cell>
          <table:table-cell office:value-type="float" office:value="0.8767" calcext:value-type="float">
            <text:p>0,8767</text:p>
          </table:table-cell>
          <table:table-cell office:value-type="float" office:value="0.597300001978874" calcext:value-type="float">
            <text:p>0,597300001978874</text:p>
          </table:table-cell>
          <table:table-cell office:value-type="float" office:value="0.9782" calcext:value-type="float">
            <text:p>0,9782</text:p>
          </table:table-cell>
          <table:table-cell office:value-type="float" office:value="0.876" calcext:value-type="float">
            <text:p>0,876</text:p>
          </table:table-cell>
          <table:table-cell office:value-type="float" office:value="0.598699992895126" calcext:value-type="float">
            <text:p>0,598699992895126</text:p>
          </table:table-cell>
          <table:table-cell office:value-type="float" office:value="0.9749" calcext:value-type="float">
            <text:p>0,9749</text:p>
          </table:table-cell>
          <table:table-cell office:value-type="float" office:value="0.87" calcext:value-type="float">
            <text:p>0,87</text:p>
          </table:table-cell>
          <table:table-cell office:value-type="float" office:value="0.586900001764297" calcext:value-type="float">
            <text:p>0,586900001764297</text:p>
          </table:table-cell>
          <table:table-cell office:value-type="float" office:value="0.974" calcext:value-type="float">
            <text:p>0,974</text:p>
          </table:table-cell>
          <table:table-cell office:value-type="float" office:value="0.8734" calcext:value-type="float">
            <text:p>0,8734</text:p>
          </table:table-cell>
          <table:table-cell office:value-type="float" office:value="0.587299993634224" calcext:value-type="float">
            <text:p>0,587299993634224</text:p>
          </table:table-cell>
          <table:table-cell office:value-type="float" office:value="0.9756" calcext:value-type="float">
            <text:p>0,9756</text:p>
          </table:table-cell>
          <table:table-cell office:value-type="float" office:value="0.8792" calcext:value-type="float">
            <text:p>0,8792</text:p>
          </table:table-cell>
          <table:table-cell office:value-type="float" office:value="0.583899992704392" calcext:value-type="float">
            <text:p>0,583899992704392</text:p>
          </table:table-cell>
          <table:table-cell table:formula="of:=([.B17]+[.E17]+[.H17]+[.K17]+[.N17])/5" office:value-type="float" office:value="0.97566" calcext:value-type="float">
            <text:p>0,97566</text:p>
          </table:table-cell>
          <table:table-cell table:style-name="ce2" table:formula="of:=([.C17]+[.F17]+[.I17]+[.L17]+[.O17])/5" office:value-type="float" office:value="0.87506" calcext:value-type="float">
            <text:p>0,87506</text:p>
          </table:table-cell>
          <table:table-cell table:style-name="ce2" table:formula="of:=([.D17]+[.G17]+[.J17]+[.M17]+[.P17])/5" office:value-type="float" office:value="0.590819996595383" calcext:value-type="float">
            <text:p>0,590819996595383</text:p>
          </table:table-cell>
        </table:table-row>
        <table:table-row table:style-name="ro1">
          <table:table-cell office:value-type="string" calcext:value-type="string">
            <text:p>WSGAF_wt2_s_small</text:p>
          </table:table-cell>
          <table:table-cell office:value-type="float" office:value="0.9353" calcext:value-type="float">
            <text:p>0,9353</text:p>
          </table:table-cell>
          <table:table-cell office:value-type="float" office:value="0.7937" calcext:value-type="float">
            <text:p>0,7937</text:p>
          </table:table-cell>
          <table:table-cell office:value-type="float" office:value="0.469999998807907" calcext:value-type="float">
            <text:p>0,469999998807907</text:p>
          </table:table-cell>
          <table:table-cell office:value-type="float" office:value="0.9324" calcext:value-type="float">
            <text:p>0,9324</text:p>
          </table:table-cell>
          <table:table-cell office:value-type="float" office:value="0.7809" calcext:value-type="float">
            <text:p>0,7809</text:p>
          </table:table-cell>
          <table:table-cell office:value-type="float" office:value="0.474299998581409" calcext:value-type="float">
            <text:p>0,474299998581409</text:p>
          </table:table-cell>
          <table:table-cell office:value-type="float" office:value="0.9288" calcext:value-type="float">
            <text:p>0,9288</text:p>
          </table:table-cell>
          <table:table-cell office:value-type="float" office:value="0.7884" calcext:value-type="float">
            <text:p>0,7884</text:p>
          </table:table-cell>
          <table:table-cell office:value-type="float" office:value="0.470699997246266" calcext:value-type="float">
            <text:p>0,470699997246266</text:p>
          </table:table-cell>
          <table:table-cell office:value-type="float" office:value="0.9288" calcext:value-type="float">
            <text:p>0,9288</text:p>
          </table:table-cell>
          <table:table-cell office:value-type="float" office:value="0.7946" calcext:value-type="float">
            <text:p>0,7946</text:p>
          </table:table-cell>
          <table:table-cell office:value-type="float" office:value="0.472699996829033" calcext:value-type="float">
            <text:p>0,472699996829033</text:p>
          </table:table-cell>
          <table:table-cell office:value-type="float" office:value="0.93" calcext:value-type="float">
            <text:p>0,93</text:p>
          </table:table-cell>
          <table:table-cell office:value-type="float" office:value="0.7921" calcext:value-type="float">
            <text:p>0,7921</text:p>
          </table:table-cell>
          <table:table-cell office:value-type="float" office:value="0.470599995553493" calcext:value-type="float">
            <text:p>0,470599995553493</text:p>
          </table:table-cell>
          <table:table-cell table:formula="of:=([.B18]+[.E18]+[.H18]+[.K18]+[.N18])/5" office:value-type="float" office:value="0.93106" calcext:value-type="float">
            <text:p>0,93106</text:p>
          </table:table-cell>
          <table:table-cell table:formula="of:=([.C18]+[.F18]+[.I18]+[.L18]+[.O18])/5" office:value-type="float" office:value="0.78994" calcext:value-type="float">
            <text:p>0,78994</text:p>
          </table:table-cell>
          <table:table-cell table:formula="of:=([.D18]+[.G18]+[.J18]+[.M18]+[.P18])/5" office:value-type="float" office:value="0.471659997403622" calcext:value-type="float">
            <text:p>0,471659997403622</text:p>
          </table:table-cell>
        </table:table-row>
        <table:table-row table:style-name="ro1">
          <table:table-cell office:value-type="string" calcext:value-type="string">
            <text:p>WSGAF_wt2_a_small</text:p>
          </table:table-cell>
          <table:table-cell office:value-type="float" office:value="0.9726" calcext:value-type="float">
            <text:p>0,9726</text:p>
          </table:table-cell>
          <table:table-cell office:value-type="float" office:value="0.8647" calcext:value-type="float">
            <text:p>0,8647</text:p>
          </table:table-cell>
          <table:table-cell office:value-type="float" office:value="0.555800008773804" calcext:value-type="float">
            <text:p>0,555800008773804</text:p>
          </table:table-cell>
          <table:table-cell office:value-type="float" office:value="0.9756" calcext:value-type="float">
            <text:p>0,9756</text:p>
          </table:table-cell>
          <table:table-cell office:value-type="float" office:value="0.8664" calcext:value-type="float">
            <text:p>0,8664</text:p>
          </table:table-cell>
          <table:table-cell office:value-type="float" office:value="0.557400000095367" calcext:value-type="float">
            <text:p>0,557400000095367</text:p>
          </table:table-cell>
          <table:table-cell office:value-type="float" office:value="0.9745" calcext:value-type="float">
            <text:p>0,9745</text:p>
          </table:table-cell>
          <table:table-cell office:value-type="float" office:value="0.8612" calcext:value-type="float">
            <text:p>0,8612</text:p>
          </table:table-cell>
          <table:table-cell office:value-type="float" office:value="0.549899999797344" calcext:value-type="float">
            <text:p>0,549899999797344</text:p>
          </table:table-cell>
          <table:table-cell office:value-type="float" office:value="0.9717" calcext:value-type="float">
            <text:p>0,9717</text:p>
          </table:table-cell>
          <table:table-cell office:value-type="float" office:value="0.8665" calcext:value-type="float">
            <text:p>0,8665</text:p>
          </table:table-cell>
          <table:table-cell office:value-type="float" office:value="0.56139999628067" calcext:value-type="float">
            <text:p>0,56139999628067</text:p>
          </table:table-cell>
          <table:table-cell office:value-type="float" office:value="0.9705" calcext:value-type="float">
            <text:p>0,9705</text:p>
          </table:table-cell>
          <table:table-cell office:value-type="float" office:value="0.8672" calcext:value-type="float">
            <text:p>0,8672</text:p>
          </table:table-cell>
          <table:table-cell office:value-type="float" office:value="0.546700005233288" calcext:value-type="float">
            <text:p>0,546700005233288</text:p>
          </table:table-cell>
          <table:table-cell table:formula="of:=([.B19]+[.E19]+[.H19]+[.K19]+[.N19])/5" office:value-type="float" office:value="0.97298" calcext:value-type="float">
            <text:p>0,97298</text:p>
          </table:table-cell>
          <table:table-cell table:formula="of:=([.C19]+[.F19]+[.I19]+[.L19]+[.O19])/5" office:value-type="float" office:value="0.8652" calcext:value-type="float">
            <text:p>0,8652</text:p>
          </table:table-cell>
          <table:table-cell table:formula="of:=([.D19]+[.G19]+[.J19]+[.M19]+[.P19])/5" office:value-type="float" office:value="0.554240002036095" calcext:value-type="float">
            <text:p>0,554240002036095</text:p>
          </table:table-cell>
        </table:table-row>
        <table:table-row table:style-name="ro1">
          <table:table-cell office:value-type="string" calcext:value-type="string">
            <text:p>WSGAF_wt2_r_large</text:p>
          </table:table-cell>
          <table:table-cell office:value-type="float" office:value="0.975" calcext:value-type="float">
            <text:p>0,975</text:p>
          </table:table-cell>
          <table:table-cell office:value-type="float" office:value="0.8688" calcext:value-type="float">
            <text:p>0,8688</text:p>
          </table:table-cell>
          <table:table-cell office:value-type="float" office:value="0.560300004482269" calcext:value-type="float">
            <text:p>0,560300004482269</text:p>
          </table:table-cell>
          <table:table-cell office:value-type="float" office:value="0.9772" calcext:value-type="float">
            <text:p>0,9772</text:p>
          </table:table-cell>
          <table:table-cell office:value-type="float" office:value="0.8724" calcext:value-type="float">
            <text:p>0,8724</text:p>
          </table:table-cell>
          <table:table-cell office:value-type="float" office:value="0.567299997806549" calcext:value-type="float">
            <text:p>0,567299997806549</text:p>
          </table:table-cell>
          <table:table-cell office:value-type="float" office:value="0.977" calcext:value-type="float">
            <text:p>0,977</text:p>
          </table:table-cell>
          <table:table-cell office:value-type="float" office:value="0.8742" calcext:value-type="float">
            <text:p>0,8742</text:p>
          </table:table-cell>
          <table:table-cell office:value-type="float" office:value="0.55390000641346" calcext:value-type="float">
            <text:p>0,55390000641346</text:p>
          </table:table-cell>
          <table:table-cell office:value-type="float" office:value="0.9746" calcext:value-type="float">
            <text:p>0,9746</text:p>
          </table:table-cell>
          <table:table-cell office:value-type="float" office:value="0.8663" calcext:value-type="float">
            <text:p>0,8663</text:p>
          </table:table-cell>
          <table:table-cell office:value-type="float" office:value="0.587200000882149" calcext:value-type="float">
            <text:p>0,587200000882149</text:p>
          </table:table-cell>
          <table:table-cell office:value-type="float" office:value="0.9794" calcext:value-type="float">
            <text:p>0,9794</text:p>
          </table:table-cell>
          <table:table-cell office:value-type="float" office:value="0.8638" calcext:value-type="float">
            <text:p>0,8638</text:p>
          </table:table-cell>
          <table:table-cell office:value-type="float" office:value="0.561199992895126" calcext:value-type="float">
            <text:p>0,561199992895126</text:p>
          </table:table-cell>
          <table:table-cell table:formula="of:=([.B20]+[.E20]+[.H20]+[.K20]+[.N20])/5" office:value-type="float" office:value="0.97664" calcext:value-type="float">
            <text:p>0,97664</text:p>
          </table:table-cell>
          <table:table-cell table:formula="of:=([.C20]+[.F20]+[.I20]+[.L20]+[.O20])/5" office:value-type="float" office:value="0.8691" calcext:value-type="float">
            <text:p>0,8691</text:p>
          </table:table-cell>
          <table:table-cell table:formula="of:=([.D20]+[.G20]+[.J20]+[.M20]+[.P20])/5" office:value-type="float" office:value="0.565980000495911" calcext:value-type="float">
            <text:p>0,565980000495911</text:p>
          </table:table-cell>
        </table:table-row>
        <table:table-row table:style-name="ro1">
          <table:table-cell office:value-type="string" calcext:value-type="string">
            <text:p>WSGAF_wt2_t_large</text:p>
          </table:table-cell>
          <table:table-cell office:value-type="float" office:value="0.9753" calcext:value-type="float">
            <text:p>0,9753</text:p>
          </table:table-cell>
          <table:table-cell office:value-type="float" office:value="0.8764" calcext:value-type="float">
            <text:p>0,8764</text:p>
          </table:table-cell>
          <table:table-cell office:value-type="float" office:value="0.59079999923706" calcext:value-type="float">
            <text:p>0,59079999923706</text:p>
          </table:table-cell>
          <table:table-cell office:value-type="float" office:value="0.9779" calcext:value-type="float">
            <text:p>0,9779</text:p>
          </table:table-cell>
          <table:table-cell office:value-type="float" office:value="0.876" calcext:value-type="float">
            <text:p>0,876</text:p>
          </table:table-cell>
          <table:table-cell office:value-type="float" office:value="0.579299995303154" calcext:value-type="float">
            <text:p>0,579299995303154</text:p>
          </table:table-cell>
          <table:table-cell office:value-type="float" office:value="0.9745" calcext:value-type="float">
            <text:p>0,9745</text:p>
          </table:table-cell>
          <table:table-cell office:value-type="float" office:value="0.874" calcext:value-type="float">
            <text:p>0,874</text:p>
          </table:table-cell>
          <table:table-cell office:value-type="float" office:value="0.590199998021126" calcext:value-type="float">
            <text:p>0,590199998021126</text:p>
          </table:table-cell>
          <table:table-cell office:value-type="float" office:value="0.9757" calcext:value-type="float">
            <text:p>0,9757</text:p>
          </table:table-cell>
          <table:table-cell office:value-type="float" office:value="0.8706" calcext:value-type="float">
            <text:p>0,8706</text:p>
          </table:table-cell>
          <table:table-cell office:value-type="float" office:value="0.597200000286102" calcext:value-type="float">
            <text:p>0,597200000286102</text:p>
          </table:table-cell>
          <table:table-cell office:value-type="float" office:value="0.9779" calcext:value-type="float">
            <text:p>0,9779</text:p>
          </table:table-cell>
          <table:table-cell office:value-type="float" office:value="0.8697" calcext:value-type="float">
            <text:p>0,8697</text:p>
          </table:table-cell>
          <table:table-cell office:value-type="float" office:value="0.583899995684624" calcext:value-type="float">
            <text:p>0,583899995684624</text:p>
          </table:table-cell>
          <table:table-cell table:formula="of:=([.B21]+[.E21]+[.H21]+[.K21]+[.N21])/5" office:value-type="float" office:value="0.97626" calcext:value-type="float">
            <text:p>0,97626</text:p>
          </table:table-cell>
          <table:table-cell table:formula="of:=([.C21]+[.F21]+[.I21]+[.L21]+[.O21])/5" office:value-type="float" office:value="0.87334" calcext:value-type="float">
            <text:p>0,87334</text:p>
          </table:table-cell>
          <table:table-cell table:formula="of:=([.D21]+[.G21]+[.J21]+[.M21]+[.P21])/5" office:value-type="float" office:value="0.588279997706413" calcext:value-type="float">
            <text:p>0,588279997706413</text:p>
          </table:table-cell>
        </table:table-row>
        <table:table-row table:style-name="ro1">
          <table:table-cell office:value-type="string" calcext:value-type="string">
            <text:p>WSGAF_wt2_s_large</text:p>
          </table:table-cell>
          <table:table-cell office:value-type="float" office:value="0.939" calcext:value-type="float">
            <text:p>0,939</text:p>
          </table:table-cell>
          <table:table-cell office:value-type="float" office:value="0.8049" calcext:value-type="float">
            <text:p>0,8049</text:p>
          </table:table-cell>
          <table:table-cell office:value-type="float" office:value="0.485999998450279" calcext:value-type="float">
            <text:p>0,485999998450279</text:p>
          </table:table-cell>
          <table:table-cell office:value-type="float" office:value="0.9439" calcext:value-type="float">
            <text:p>0,9439</text:p>
          </table:table-cell>
          <table:table-cell office:value-type="float" office:value="0.8003" calcext:value-type="float">
            <text:p>0,8003</text:p>
          </table:table-cell>
          <table:table-cell office:value-type="float" office:value="0.50290000140667" calcext:value-type="float">
            <text:p>0,50290000140667</text:p>
          </table:table-cell>
          <table:table-cell office:value-type="float" office:value="0.9458" calcext:value-type="float">
            <text:p>0,9458</text:p>
          </table:table-cell>
          <table:table-cell office:value-type="float" office:value="0.7982" calcext:value-type="float">
            <text:p>0,7982</text:p>
          </table:table-cell>
          <table:table-cell office:value-type="float" office:value="0.500099997222424" calcext:value-type="float">
            <text:p>0,500099997222424</text:p>
          </table:table-cell>
          <table:table-cell office:value-type="float" office:value="0.9393" calcext:value-type="float">
            <text:p>0,9393</text:p>
          </table:table-cell>
          <table:table-cell office:value-type="float" office:value="0.8124" calcext:value-type="float">
            <text:p>0,8124</text:p>
          </table:table-cell>
          <table:table-cell office:value-type="float" office:value="0.491000001132488" calcext:value-type="float">
            <text:p>0,491000001132488</text:p>
          </table:table-cell>
          <table:table-cell office:value-type="float" office:value="0.9424" calcext:value-type="float">
            <text:p>0,9424</text:p>
          </table:table-cell>
          <table:table-cell office:value-type="float" office:value="0.8004" calcext:value-type="float">
            <text:p>0,8004</text:p>
          </table:table-cell>
          <table:table-cell office:value-type="float" office:value="0.495499996840954" calcext:value-type="float">
            <text:p>0,495499996840954</text:p>
          </table:table-cell>
          <table:table-cell table:formula="of:=([.B22]+[.E22]+[.H22]+[.K22]+[.N22])/5" office:value-type="float" office:value="0.94208" calcext:value-type="float">
            <text:p>0,94208</text:p>
          </table:table-cell>
          <table:table-cell table:formula="of:=([.C22]+[.F22]+[.I22]+[.L22]+[.O22])/5" office:value-type="float" office:value="0.80324" calcext:value-type="float">
            <text:p>0,80324</text:p>
          </table:table-cell>
          <table:table-cell table:formula="of:=([.D22]+[.G22]+[.J22]+[.M22]+[.P22])/5" office:value-type="float" office:value="0.495099999010563" calcext:value-type="float">
            <text:p>0,495099999010563</text:p>
          </table:table-cell>
        </table:table-row>
        <table:table-row table:style-name="ro1">
          <table:table-cell office:value-type="string" calcext:value-type="string">
            <text:p>WSGAF_wt2_a_large</text:p>
          </table:table-cell>
          <table:table-cell office:value-type="float" office:value="0.9733" calcext:value-type="float">
            <text:p>0,9733</text:p>
          </table:table-cell>
          <table:table-cell office:value-type="float" office:value="0.8648" calcext:value-type="float">
            <text:p>0,8648</text:p>
          </table:table-cell>
          <table:table-cell office:value-type="float" office:value="0.546200004220009" calcext:value-type="float">
            <text:p>0,546200004220009</text:p>
          </table:table-cell>
          <table:table-cell office:value-type="float" office:value="0.973" calcext:value-type="float">
            <text:p>0,973</text:p>
          </table:table-cell>
          <table:table-cell office:value-type="float" office:value="0.8656" calcext:value-type="float">
            <text:p>0,8656</text:p>
          </table:table-cell>
          <table:table-cell office:value-type="float" office:value="0.568699997663498" calcext:value-type="float">
            <text:p>0,568699997663498</text:p>
          </table:table-cell>
          <table:table-cell office:value-type="float" office:value="0.972" calcext:value-type="float">
            <text:p>0,972</text:p>
          </table:table-cell>
          <table:table-cell office:value-type="float" office:value="0.8585" calcext:value-type="float">
            <text:p>0,8585</text:p>
          </table:table-cell>
          <table:table-cell office:value-type="float" office:value="0.553700003027916" calcext:value-type="float">
            <text:p>0,553700003027916</text:p>
          </table:table-cell>
          <table:table-cell office:value-type="float" office:value="0.9687" calcext:value-type="float">
            <text:p>0,9687</text:p>
          </table:table-cell>
          <table:table-cell office:value-type="float" office:value="0.8637" calcext:value-type="float">
            <text:p>0,8637</text:p>
          </table:table-cell>
          <table:table-cell office:value-type="float" office:value="0.562800002098083" calcext:value-type="float">
            <text:p>0,562800002098083</text:p>
          </table:table-cell>
          <table:table-cell office:value-type="float" office:value="0.9732" calcext:value-type="float">
            <text:p>0,9732</text:p>
          </table:table-cell>
          <table:table-cell office:value-type="float" office:value="0.8668" calcext:value-type="float">
            <text:p>0,8668</text:p>
          </table:table-cell>
          <table:table-cell office:value-type="float" office:value="0.5371999964118" calcext:value-type="float">
            <text:p>0,5371999964118</text:p>
          </table:table-cell>
          <table:table-cell table:formula="of:=([.B23]+[.E23]+[.H23]+[.K23]+[.N23])/5" office:value-type="float" office:value="0.97204" calcext:value-type="float">
            <text:p>0,97204</text:p>
          </table:table-cell>
          <table:table-cell table:formula="of:=([.C23]+[.F23]+[.I23]+[.L23]+[.O23])/5" office:value-type="float" office:value="0.86388" calcext:value-type="float">
            <text:p>0,86388</text:p>
          </table:table-cell>
          <table:table-cell table:formula="of:=([.D23]+[.G23]+[.J23]+[.M23]+[.P23])/5" office:value-type="float" office:value="0.553720000684261" calcext:value-type="float">
            <text:p>0,5537200006842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121" number:language="en" number:country="US">
      <number:text>'</number:text>
      <number:number number:decimal-places="2" loext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2">0000.00.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2T17:10:51.238000000</dc:date>
    <meta:editing-duration>PT8M22S</meta:editing-duration>
    <meta:editing-cycles>2</meta:editing-cycles>
    <meta:generator>LibreOffice/6.1.3.2$Windows_X86_64 LibreOffice_project/86daf60bf00efa86ad547e59e09d6bb77c699acb</meta:generator>
    <meta:document-statistic meta:table-count="1" meta:cell-count="392" meta:object-count="0"/>
  </office:meta>
</office:document-meta>
</file>